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/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map style:condition="is-true-formula(countif([.C$1:.C$121];[.C1])&gt;1)" style:apply-style-name="Sans_20_nom1" style:base-cell-address="'2009.mtsummit'.C1"/>
    </style:style>
    <style:style style:name="ce7" style:family="table-cell" style:parent-style-name="Default">
      <style:table-cell-properties fo:background-color="#fff200"/>
      <style:map style:condition="is-true-formula(countif([.C$1:.C$121];[.C1])&gt;1)" style:apply-style-name="Sans_20_nom1" style:base-cell-address="'2009.mtsummit'.C1"/>
    </style:style>
    <style:style style:name="ce8" style:family="table-cell" style:parent-style-name="Default">
      <style:map style:condition="is-true-formula(countif([.C$1:.C$121];[.C125])&gt;1)" style:apply-style-name="Sans_20_nom1" style:base-cell-address="'2009.mtsummit'.C125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map style:condition="is-true-formula(countif([.G$1:.G$120];[#REF!])&gt;1)" style:apply-style-name="Sans_20_nom1" style:base-cell-address="'2009.mtsummit'.G1"/>
    </style:style>
    <style:style style:name="ce11" style:family="table-cell" style:parent-style-name="Default">
      <style:table-cell-properties fo:background-color="#fff200"/>
      <style:map style:condition="is-true-formula(countif([.G$1:.G$120];[#REF!])&gt;1)" style:apply-style-name="Sans_20_nom1" style:base-cell-address="'2009.mtsummit'.G1"/>
    </style:style>
    <style:style style:name="ce12" style:family="table-cell" style:parent-style-name="Default">
      <style:map style:condition="is-true-formula(countif([.G$1:.G$120];[.G124])&gt;1)" style:apply-style-name="Sans_20_nom1" style:base-cell-address="'2009.mtsummit'.G124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map style:condition="is-true-formula(countif([.C$1:.C$121];[.C1])&gt;1)" style:apply-style-name="Sans_20_nom1" style:base-cell-address="'2009.caasl'.C1"/>
    </style:style>
    <style:style style:name="ce18" style:family="table-cell" style:parent-style-name="Default">
      <style:map style:condition="is-true-formula(countif([.C$2:.C$122];[.C2])&gt;1)" style:apply-style-name="Sans_20_nom1" style:base-cell-address="'2009.caasl'.C2"/>
    </style:style>
    <style:style style:name="ce19" style:family="table-cell" style:parent-style-name="Default">
      <style:map style:condition="is-true-formula(countif([.G$1:.G$120];[#REF!])&gt;1)" style:apply-style-name="Sans_20_nom1" style:base-cell-address="'2009.caasl'.G1"/>
    </style:style>
    <style:style style:name="ce20" style:family="table-cell" style:parent-style-name="Default">
      <style:map style:condition="is-true-formula(countif([.G$2:.G$121];[.G2])&gt;1)" style:apply-style-name="Sans_20_nom1" style:base-cell-address="'2009.caasl'.G2"/>
    </style:style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>
      <style:map style:condition="is-true-formula(countif([.C$1:.C$121];[.C1])&gt;1)" style:apply-style-name="Sans_20_nom1" style:base-cell-address="'2009.wpt'.C1"/>
    </style:style>
    <style:style style:name="ce26" style:family="table-cell" style:parent-style-name="Default">
      <style:map style:condition="is-true-formula(countif([.C$2:.C$122];[.C2])&gt;1)" style:apply-style-name="Sans_20_nom1" style:base-cell-address="'2009.wpt'.C2"/>
    </style:style>
    <style:style style:name="ce27" style:family="table-cell" style:parent-style-name="Default">
      <style:map style:condition="is-true-formula(countif([.G$1:.G$120];[#REF!])&gt;1)" style:apply-style-name="Sans_20_nom1" style:base-cell-address="'2009.wpt'.G1"/>
    </style:style>
    <style:style style:name="ce28" style:family="table-cell" style:parent-style-name="Default">
      <style:map style:condition="is-true-formula(countif([.G$2:.G$121];[.G2])&gt;1)" style:apply-style-name="Sans_20_nom1" style:base-cell-address="'2009.wpt'.G2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map style:condition="is-true-formula(countif([.C$1:.C$121];[.C1])&gt;1)" style:apply-style-name="Sans_20_nom1" style:base-cell-address="'2009.btm'.C1"/>
    </style:style>
    <style:style style:name="ce34" style:family="table-cell" style:parent-style-name="Default">
      <style:map style:condition="is-true-formula(countif([.C$2:.C$122];[.C2])&gt;1)" style:apply-style-name="Sans_20_nom1" style:base-cell-address="'2009.btm'.C2"/>
    </style:style>
    <style:style style:name="ce35" style:family="table-cell" style:parent-style-name="Default">
      <style:map style:condition="is-true-formula(countif([.G$1:.G$120];[#REF!])&gt;1)" style:apply-style-name="Sans_20_nom1" style:base-cell-address="'2009.btm'.G1"/>
    </style:style>
    <style:style style:name="ce36" style:family="table-cell" style:parent-style-name="Default">
      <style:map style:condition="is-true-formula(countif([.G$2:.G$121];[.G2])&gt;1)" style:apply-style-name="Sans_20_nom1" style:base-cell-address="'2009.btm'.G2"/>
    </style:style>
  </office:automatic-styles>
  <office:body>
    <office:spreadsheet>
      <table:calculation-settings table:automatic-find-labels="false" table:use-regular-expressions="false" table:use-wildcards="true"/>
      <table:table table:name="2009.mtsummit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6"/>
        <table:table-column table:style-name="co2" table:number-columns-repeated="3" table:default-cell-style-name="Default"/>
        <table:table-column table:style-name="co2" table:default-cell-style-name="ce10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loying Novel MT Technology to Raise the Bar for Quality at Symantec: Key Advantages and Challenge</text:p>
          </table:table-cell>
          <table:table-cell office:value-type="string" calcext:value-type="string">
            <text:p>Johann Roturier and Symantec</text:p>
          </table:table-cell>
          <table:table-cell office:value-type="string" calcext:value-type="string">
            <text:p>http://www.mt-archive.info/05/MTS-2009-Roturier.pdf</text:p>
          </table:table-cell>
          <table:table-cell table:number-columns-repeated="2"/>
          <table:table-cell office:value-type="string" calcext:value-type="string">
            <text:p>Keynote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ng the World's Largest Translation Memory</text:p>
          </table:table-cell>
          <table:table-cell office:value-type="string" calcext:value-type="string">
            <text:p>Marco Trombetti and Translated.net</text:p>
          </table:table-cell>
          <table:table-cell office:value-type="string" calcext:value-type="string">
            <text:p>http://www.mt-archive.info/05/MTS-2009-Trombetti-ppt.pdf</text:p>
          </table:table-cell>
          <table:table-cell table:number-columns-repeated="2"/>
          <table:table-cell office:value-type="string" calcext:value-type="string">
            <text:p>Keynote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: the Current Research Landscape</text:p>
          </table:table-cell>
          <table:table-cell office:value-type="string" calcext:value-type="string">
            <text:p>Roland Kuhn and Pierre Isabelle and National Research Council and Canada</text:p>
          </table:table-cell>
          <table:table-cell office:value-type="string" calcext:value-type="string">
            <text:p>http://www.mt-archive.info/05/MTS-2009-Kuhn-ppt.pdf</text:p>
          </table:table-cell>
          <table:table-cell table:number-columns-repeated="2"/>
          <table:table-cell office:value-type="string" calcext:value-type="string">
            <text:p>Keynote Present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rce-side Dependency Tree Reordering Models with Subtree Movements and Constraints</text:p>
          </table:table-cell>
          <table:table-cell office:value-type="string" calcext:value-type="string">
            <text:p>Nguyen Bach and Qin Gao and Stephan Vogel</text:p>
          </table:table-cell>
          <table:table-cell office:value-type="string" calcext:value-type="string">
            <text:p>http://www.mt-archive.info/05/MTS-2009-Bach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Translation Model Enhanced with Association based Features</text:p>
          </table:table-cell>
          <table:table-cell office:value-type="string" calcext:value-type="string">
            <text:p>Boxing Chen and George Foster and Roland Kuhn</text:p>
          </table:table-cell>
          <table:table-cell office:value-type="string" calcext:value-type="string">
            <text:p>http://www.mt-archive.info/05/MTS-2009-Chen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ization for Automated Metrics: English and Arabic Speech Translation</text:p>
          </table:table-cell>
          <table:table-cell office:value-type="string" calcext:value-type="string">
            <text:p>Sherri Condon and Gregory A. Sanders and Dan Parvaz and Alan Rubenstein and Christy Doran and John Aberdeen and Beatrice Oshika</text:p>
          </table:table-cell>
          <table:table-cell office:value-type="string" calcext:value-type="string">
            <text:p>http://www.mt-archive.info/05/MTS-2009-Condon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ng a High-Quality Machine Translation System for a Low-Resource Language: Yiddish</text:p>
          </table:table-cell>
          <table:table-cell office:value-type="string" calcext:value-type="string">
            <text:p>Dmitriy Genzel and Klaus Macherey and Jakob Uszkoreit</text:p>
          </table:table-cell>
          <table:table-cell office:value-type="string" calcext:value-type="string">
            <text:p>http://www.mt-archive.info/05/MTS-2009-Genzel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ssessment of the Role of Phrase Extraction in PBSMT</text:p>
          </table:table-cell>
          <table:table-cell office:value-type="string" calcext:value-type="string">
            <text:p>Francisco Guzman and Qin Gao and Stephan Vogel</text:p>
          </table:table-cell>
          <table:table-cell office:value-type="string" calcext:value-type="string">
            <text:p>http://www.mt-archive.info/05/MTS-2009-Guzman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 Spoken Language Translation Using Sentence Splitting Based on Syntax Structure</text:p>
          </table:table-cell>
          <table:table-cell office:value-type="string" calcext:value-type="string">
            <text:p>Satoshi Kamatani and Tetsuro Chino and Kazuo Sumita</text:p>
          </table:table-cell>
          <table:table-cell office:value-type="string" calcext:value-type="string">
            <text:p>http://www.mt-archive.info/05/MTS-2009-Kamatani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2 Machine Translation Systems for Europe</text:p>
          </table:table-cell>
          <table:table-cell office:value-type="string" calcext:value-type="string">
            <text:p>Philipp Koehn and Alexandra Birch and Ralf Steinberger</text:p>
          </table:table-cell>
          <table:table-cell office:value-type="string" calcext:value-type="string">
            <text:p>http://www.mt-archive.info/05/MTS-2009-Koehn-1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ve Assistance to Human Translators using Statistical Machine Translation Methods</text:p>
          </table:table-cell>
          <table:table-cell office:value-type="string" calcext:value-type="string">
            <text:p>Philipp Koehn and Barry Haddow</text:p>
          </table:table-cell>
          <table:table-cell office:value-type="string" calcext:value-type="string">
            <text:p>http://www.mt-archive.info/05/MTS-2009-Koehn-2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Detection of Translated Text and its Impact on Machine Translation</text:p>
          </table:table-cell>
          <table:table-cell office:value-type="string" calcext:value-type="string">
            <text:p>David Kurokawa and Cyril Goutte and Pierre Isabelle</text:p>
          </table:table-cell>
          <table:table-cell office:value-type="string" calcext:value-type="string">
            <text:p>http://www.mt-archive.info/05/MTS-2009-Kurokawa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a Lexicalized Hierarchical Reordering Model Using Maximum Entropy</text:p>
          </table:table-cell>
          <table:table-cell office:value-type="string" calcext:value-type="string">
            <text:p>Vinh Van Nguyen and Akira Shimazu and Minh Le Nguyen and Thai Phuong Nguyen</text:p>
          </table:table-cell>
          <table:table-cell office:value-type="string" calcext:value-type="string">
            <text:p>http://www.mt-archive.info/05/MTS-2009-Nguyen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 choice as an evaluation metric for web translation in cross language instant messaging applications</text:p>
          </table:table-cell>
          <table:table-cell office:value-type="string" calcext:value-type="string">
            <text:p>William Ogden and Ron Zacharski and Sieun An and Yuki Ishikawa</text:p>
          </table:table-cell>
          <table:table-cell office:value-type="string" calcext:value-type="string">
            <text:p>http://www.mt-archive.info/05/MTS-2009-Ogden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iction of Words in Statistical Machine Translation using a Multilayer Perceptron</text:p>
          </table:table-cell>
          <table:table-cell office:value-type="string" calcext:value-type="string">
            <text:p>Alexandre Patry and Philippe Langlais</text:p>
          </table:table-cell>
          <table:table-cell office:value-type="string" calcext:value-type="string">
            <text:p>http://www.mt-archive.info/05/MTS-2009-Patry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rporating Knowledge of Source Language Text in a System for Dictation of Document Translations</text:p>
          </table:table-cell>
          <table:table-cell office:value-type="string" calcext:value-type="string">
            <text:p>Aarthi Reddy and Richard Rose and Hani Safadi and Samuel Larkin and Gilles Boulianne</text:p>
          </table:table-cell>
          <table:table-cell office:value-type="string" calcext:value-type="string">
            <text:p>http://www.mt-archive.info/05/MTS-2009-Reddy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-based Machine Translation in a Computer-assisted Translation Environment</text:p>
          </table:table-cell>
          <table:table-cell office:value-type="string" calcext:value-type="string">
            <text:p>Michel Simard and Pierre Isabelle</text:p>
          </table:table-cell>
          <table:table-cell office:value-type="string" calcext:value-type="string">
            <text:p>http://www.mt-archive.info/05/MTS-2009-Simard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matic Machine Translation</text:p>
          </table:table-cell>
          <table:table-cell office:value-type="string" calcext:value-type="string">
            <text:p>Stephen Soderland and Christopher Lim and Mausam Mausam and Bo Qin and Oren Etzioni and Jonathan Pool</text:p>
          </table:table-cell>
          <table:table-cell office:value-type="string" calcext:value-type="string">
            <text:p>http://www.mt-archive.info/05/MTS-2009-Soderland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the Confidence of Machine Translation Quality Estimates</text:p>
          </table:table-cell>
          <table:table-cell office:value-type="string" calcext:value-type="string">
            <text:p>Lucia Specia and Marco Turqui and Zhuoran Wang and John Shawe-Taylor and Craig Saunders</text:p>
          </table:table-cell>
          <table:table-cell office:value-type="string" calcext:value-type="string">
            <text:p>http://www.mt-archive.info/05/MTS-2009-Specia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xity-Based Phrase-Table Filtering for Statistical Machine Translation</text:p>
          </table:table-cell>
          <table:table-cell office:value-type="string" calcext:value-type="string">
            <text:p>Nadi Tomeh and Nicola Cancedda and Marc Dymetman</text:p>
          </table:table-cell>
          <table:table-cell office:value-type="string" calcext:value-type="string">
            <text:p>http://www.mt-archive.info/05/MTS-2009-Tomeh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ng Parallel Texts from Mixed-Language Web Pages</text:p>
          </table:table-cell>
          <table:table-cell office:value-type="string" calcext:value-type="string">
            <text:p>Masao Utiyama and Daisuke Kawahara and Keiji Yasuda and Eiichiro Sumita</text:p>
          </table:table-cell>
          <table:table-cell office:value-type="string" calcext:value-type="string">
            <text:p>http://www.mt-archive.info/05/MTS-2009-Utiyama-1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ding by Dynamic Chunking for Statistical Machine Translation</text:p>
          </table:table-cell>
          <table:table-cell office:value-type="string" calcext:value-type="string">
            <text:p>Sirvan Yahyaei and Christof Monz</text:p>
          </table:table-cell>
          <table:table-cell office:value-type="string" calcext:value-type="string">
            <text:p>http://www.mt-archive.info/05/MTS-2009-Yahyaei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tion to China's CWMT2008 Machine Translation Evaluation</text:p>
          </table:table-cell>
          <table:table-cell office:value-type="string" calcext:value-type="string">
            <text:p>Hongmei Zhao and Jun Xie and Qun Liu and Yajuan Lü and Dongdong Zhang and Mu Li</text:p>
          </table:table-cell>
          <table:table-cell office:value-type="string" calcext:value-type="string">
            <text:p>http://www.mt-archive.info/05/MTS-2009-Zhao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ing translations from officially published materials in Canadian government websites</text:p>
          </table:table-cell>
          <table:table-cell office:value-type="string" calcext:value-type="string">
            <text:p>Qibo Zhu and Diana Inkpen and Ash Asudeh</text:p>
          </table:table-cell>
          <table:table-cell office:value-type="string" calcext:value-type="string">
            <text:p>http://www.mt-archive.info/05/MTS-2009-Zhu.pdf</text:p>
          </table:table-cell>
          <table:table-cell table:number-columns-repeated="2"/>
          <table:table-cell office:value-type="string" calcext:value-type="string">
            <text:p>MT Research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ed System: A Linear Combination of Different Types of Statistical Machine Translation Systems</text:p>
          </table:table-cell>
          <table:table-cell office:value-type="string" calcext:value-type="string">
            <text:p>Takako Aikawa and Achim Ruopp</text:p>
          </table:table-cell>
          <table:table-cell office:value-type="string" calcext:value-type="string">
            <text:p>http://www.mt-archive.info/05/MTS-2009-Aikawa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ction of Syntactic Translation Models from Parallel Data using Syntax from Source and Target Languages</text:p>
          </table:table-cell>
          <table:table-cell office:value-type="string" calcext:value-type="string">
            <text:p>Vamshi Ambati and Alon Lavie and Jaime Carbonell</text:p>
          </table:table-cell>
          <table:table-cell office:value-type="string" calcext:value-type="string">
            <text:p>http://www.mt-archive.info/05/MTS-2009-Ambati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Automatic Roundtrip Translation to Repair General Errors in Second Language Writing</text:p>
          </table:table-cell>
          <table:table-cell office:value-type="string" calcext:value-type="string">
            <text:p>Alain Désilets and Matthieu Hermet</text:p>
          </table:table-cell>
          <table:table-cell office:value-type="string" calcext:value-type="string">
            <text:p>http://www.mt-archive.info/05/MTS-2009-Desilets-1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ordering on Spanish-Basque SMT</text:p>
          </table:table-cell>
          <table:table-cell office:value-type="string" calcext:value-type="string">
            <text:p>Arantza Díaz de Ilaraza and Gorka Labaka and Kepa Sarasola</text:p>
          </table:table-cell>
          <table:table-cell office:value-type="string" calcext:value-type="string">
            <text:p>http://www.mt-archive.info/05/MTS-2009-Diaz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 MT Output Be Evaluated Through Eye Tracking?</text:p>
          </table:table-cell>
          <table:table-cell office:value-type="string" calcext:value-type="string">
            <text:p>Stephen Doherty and Sharon O'Brien</text:p>
          </table:table-cell>
          <table:table-cell office:value-type="string" calcext:value-type="string">
            <text:p>http://www.mt-archive.info/05/MTS-2009-Doherty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ive addition of corpus-extracted phrasal lexical rules to a rule-based machine translation system</text:p>
          </table:table-cell>
          <table:table-cell office:value-type="string" calcext:value-type="string">
            <text:p>Loic Dugast and Jean Senellart and Philipp Koehn</text:p>
          </table:table-cell>
          <table:table-cell office:value-type="string" calcext:value-type="string">
            <text:p>http://www.mt-archive.info/05/MTS-2009-Dugast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rce-Side Context-Informed Hypothesis Alignment for Combining Outputs from Machine Translation Systems</text:p>
          </table:table-cell>
          <table:table-cell office:value-type="string" calcext:value-type="string">
            <text:p>Jinhua Du and Yanjun Ma and Andy Way</text:p>
          </table:table-cell>
          <table:table-cell office:value-type="string" calcext:value-type="string">
            <text:p>http://www.mt-archive.info/05/MTS-2009-Du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the Objective Function in Minimum Error Rate Training</text:p>
          </table:table-cell>
          <table:table-cell office:value-type="string" calcext:value-type="string">
            <text:p>Yifan He and Andy Way</text:p>
          </table:table-cell>
          <table:table-cell office:value-type="string" calcext:value-type="string">
            <text:p>http://www.mt-archive.info/05/MTS-2009-He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nessing the Redundant Results of Translation Spotting</text:p>
          </table:table-cell>
          <table:table-cell office:value-type="string" calcext:value-type="string">
            <text:p>Stéphane Huet and Julien Bourdaillet and Philippe Langlais and Guy Lapalme</text:p>
          </table:table-cell>
          <table:table-cell office:value-type="string" calcext:value-type="string">
            <text:p>http://www.mt-archive.info/05/MTS-2009-Huet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 of a Japanese-English Software Manual Parallel Corpus</text:p>
          </table:table-cell>
          <table:table-cell office:value-type="string" calcext:value-type="string">
            <text:p>Tatsuya Ishisaka and Masao Utiyama and Eiichiro Sumita and Kazuhide Yamamoto</text:p>
          </table:table-cell>
          <table:table-cell office:value-type="string" calcext:value-type="string">
            <text:p>http://www.mt-archive.info/05/MTS-2009-Ishisaka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Alignment by Thresholded Two-Dimensional Normalization</text:p>
          </table:table-cell>
          <table:table-cell office:value-type="string" calcext:value-type="string">
            <text:p>Hamidreza Kobdani and Alexander Fraser and Hinrich Schütze</text:p>
          </table:table-cell>
          <table:table-cell office:value-type="string" calcext:value-type="string">
            <text:p>http://www.mt-archive.info/05/MTS-2009-Kobdani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cking Relevant Alignment Characteristics for Machine Translation</text:p>
          </table:table-cell>
          <table:table-cell office:value-type="string" calcext:value-type="string">
            <text:p>Patrik Lambert and Yanjun Ma and Sylwia Ozdowska and Andy Way</text:p>
          </table:table-cell>
          <table:table-cell office:value-type="string" calcext:value-type="string">
            <text:p>http://www.mt-archive.info/05/MTS-2009-Lambert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Fluency by Reordering Target Constituents using MST Parser in English-to-Japanese Phrase-based SMT</text:p>
          </table:table-cell>
          <table:table-cell office:value-type="string" calcext:value-type="string">
            <text:p>Hwidong Na and Jin-Ji Li and Jungi Kim and Jong-Hyeok Lee</text:p>
          </table:table-cell>
          <table:table-cell office:value-type="string" calcext:value-type="string">
            <text:p>http://www.mt-archive.info/05/MTS-2009-Na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chor Points for Bilingual Lexicon Extraction from Small Comparable Corpora</text:p>
          </table:table-cell>
          <table:table-cell office:value-type="string" calcext:value-type="string">
            <text:p>Emmanuel Prochasson and Emmanuel Morin and Kyo Kageura</text:p>
          </table:table-cell>
          <table:table-cell office:value-type="string" calcext:value-type="string">
            <text:p>http://www.mt-archive.info/05/MTS-2009-Prochasson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Nations General Assembly Resolutions: A Six-Language Parallel Corpus</text:p>
          </table:table-cell>
          <table:table-cell office:value-type="string" calcext:value-type="string">
            <text:p>Alexandre Rafalovitch and Robert Dale</text:p>
          </table:table-cell>
          <table:table-cell office:value-type="string" calcext:value-type="string">
            <text:p>http://www.mt-archive.info/05/MTS-2009-Rafalovitch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Artificial Data to Compare the Difficulty of Using Statistical Machine Translation in Different Language-Pairs</text:p>
          </table:table-cell>
          <table:table-cell office:value-type="string" calcext:value-type="string">
            <text:p>Manny Rayner and Paula Estrella and Pierrette Bouillon and Yukie Nakao</text:p>
          </table:table-cell>
          <table:table-cell office:value-type="string" calcext:value-type="string">
            <text:p>http://www.mt-archive.info/05/MTS-2009-Rayner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Model Adaptation for an Arabic/French News Translation System by Lightly- Supervised Training</text:p>
          </table:table-cell>
          <table:table-cell office:value-type="string" calcext:value-type="string">
            <text:p>Holger Schwenk and Jean Senellart</text:p>
          </table:table-cell>
          <table:table-cell office:value-type="string" calcext:value-type="string">
            <text:p>http://www.mt-archive.info/05/MTS-2009-Schwenk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Percolated Dependencies for Phrase Extraction in SMT</text:p>
          </table:table-cell>
          <table:table-cell office:value-type="string" calcext:value-type="string">
            <text:p>Ankit Srivastava and Andy Way</text:p>
          </table:table-cell>
          <table:table-cell office:value-type="string" calcext:value-type="string">
            <text:p>http://www.mt-archive.info/05/MTS-2009-Srivastava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ting recognition, translation and usability of two different versions of MedSLT</text:p>
          </table:table-cell>
          <table:table-cell office:value-type="string" calcext:value-type="string">
            <text:p>Marianne Starlander and Paula Estrella</text:p>
          </table:table-cell>
          <table:table-cell office:value-type="string" calcext:value-type="string">
            <text:p>http://www.mt-archive.info/05/MTS-2009-Starlander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lation between Automatic Evaluation Metric Scores, Post-Editing Speed, and Some Other Factors</text:p>
          </table:table-cell>
          <table:table-cell office:value-type="string" calcext:value-type="string">
            <text:p>Midori Tatsumi</text:p>
          </table:table-cell>
          <table:table-cell office:value-type="string" calcext:value-type="string">
            <text:p>http://www.mt-archive.info/05/MTS-2009-Tatsumi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ing different architectures of hybrid Machine Translation systems</text:p>
          </table:table-cell>
          <table:table-cell office:value-type="string" calcext:value-type="string">
            <text:p>Gregor Thurmair</text:p>
          </table:table-cell>
          <table:table-cell office:value-type="string" calcext:value-type="string">
            <text:p>http://www.mt-archive.info/05/MTS-2009-Thurmair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ting Volunteer Translators</text:p>
          </table:table-cell>
          <table:table-cell office:value-type="string" calcext:value-type="string">
            <text:p>Masao Utiyama and Takeshi Abekawa and Eiichiro Sumita and Kyo Kageura</text:p>
          </table:table-cell>
          <table:table-cell office:value-type="string" calcext:value-type="string">
            <text:p>http://www.mt-archive.info/05/MTS-2009-Utiyama-2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er rule generation for a Japanese-Hungarian machine translation system</text:p>
          </table:table-cell>
          <table:table-cell office:value-type="string" calcext:value-type="string">
            <text:p>István Varga and Shoichi Yokoyama</text:p>
          </table:table-cell>
          <table:table-cell office:value-type="string" calcext:value-type="string">
            <text:p>http://www.mt-archive.info/05/MTS-2009-Varga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icient Beam Thresholding for Statistical Machine Translation</text:p>
          </table:table-cell>
          <table:table-cell office:value-type="string" calcext:value-type="string">
            <text:p>Deyi Xiong and Min Zhang and Aiti Aw and Haizhou Li</text:p>
          </table:table-cell>
          <table:table-cell office:value-type="string" calcext:value-type="string">
            <text:p>http://www.mt-archive.info/05/MTS-2009-Xiong-1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ource Dependency Model for Statistical Machine Translation</text:p>
          </table:table-cell>
          <table:table-cell office:value-type="string" calcext:value-type="string">
            <text:p>Deyi Xiong and Min Zhang and Aiti Aw and Haizhou Li</text:p>
          </table:table-cell>
          <table:table-cell office:value-type="string" calcext:value-type="string">
            <text:p>http://www.mt-archive.info/05/MTS-2009-Xiong-2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ingual Dictionary Extraction from Wikipedia</text:p>
          </table:table-cell>
          <table:table-cell office:value-type="string" calcext:value-type="string">
            <text:p>Kun Yu and Junichi Tsujii</text:p>
          </table:table-cell>
          <table:table-cell office:value-type="string" calcext:value-type="string">
            <text:p>http://www.mt-archive.info/05/MTS-2009-Yu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Babel: Towards Context-Aware Machine Translation in Virtual Worlds</text:p>
          </table:table-cell>
          <table:table-cell office:value-type="string" calcext:value-type="string">
            <text:p>Ying Zhang and Nguyen Bach</text:p>
          </table:table-cell>
          <table:table-cell office:value-type="string" calcext:value-type="string">
            <text:p>http://www.mt-archive.info/05/MTS-2009-Zhang.pdf</text:p>
          </table:table-cell>
          <table:table-cell table:number-columns-repeated="2"/>
          <table:table-cell office:value-type="string" calcext:value-type="string">
            <text:p>MT Research Poster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Bazaar: Translation Ecosystems in the Cloud</text:p>
          </table:table-cell>
          <table:table-cell office:value-type="string" calcext:value-type="string">
            <text:p>Sven Christian Andrä and Jörg Schütz and Andra AG and Bioloom Group</text:p>
          </table:table-cell>
          <table:table-cell office:value-type="string" calcext:value-type="string">
            <text:p>http://www.mt-archive.info/05/MTS-2009-Andra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T Maturity Model at PAHO</text:p>
          </table:table-cell>
          <table:table-cell office:value-type="string" calcext:value-type="string">
            <text:p>Julia Aymerich and Hermes Camelo and Pan-American Health Organization</text:p>
          </table:table-cell>
          <table:table-cell office:value-type="string" calcext:value-type="string">
            <text:p>http://www.mt-archive.info/05/MTS-2009-Aymerich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hnology for Translators: What doesn't Kill you, Makes you Stronger</text:p>
          </table:table-cell>
          <table:table-cell office:value-type="string" calcext:value-type="string">
            <text:p>Jordi Carrera and Alex Yanishevsky and ProMT</text:p>
          </table:table-cell>
          <table:table-cell office:value-type="string" calcext:value-type="string">
            <text:p>http://www.mt-archive.info/05/MTS-2009-Carrera-ppt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Automatic Translation Management System for Legal Texts</text:p>
          </table:table-cell>
          <table:table-cell office:value-type="string" calcext:value-type="string">
            <text:p>Atefeh Farzindar and NLP Technologies</text:p>
          </table:table-cell>
          <table:table-cell office:value-type="string" calcext:value-type="string">
            <text:p>http://www.mt-archive.info/05/MTS-2009-Farzindar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nd Document Localization at Adobe: From Pilot to Production</text:p>
          </table:table-cell>
          <table:table-cell office:value-type="string" calcext:value-type="string">
            <text:p>Ray Flournoy and Christine Duran and Adobe</text:p>
          </table:table-cell>
          <table:table-cell office:value-type="string" calcext:value-type="string">
            <text:p>http://www.mt-archive.info/05/MTS-2009-Flournoy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cation and Analysis of Post-Editing Patterns for MT</text:p>
          </table:table-cell>
          <table:table-cell office:value-type="string" calcext:value-type="string">
            <text:p>Declan Groves and Dag Schmidtke and Traslan and Microsoft</text:p>
          </table:table-cell>
          <table:table-cell office:value-type="string" calcext:value-type="string">
            <text:p>http://www.mt-archive.info/05/MTS-2009-Groves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 Time Translation Services at IBM</text:p>
          </table:table-cell>
          <table:table-cell office:value-type="string" calcext:value-type="string">
            <text:p>David Lubensky and Salim Roukos and IBM</text:p>
          </table:table-cell>
          <table:table-cell office:value-type="string" calcext:value-type="string">
            <text:p>http://www.mt-archive.info/05/MTS-2009-Lubensky-ppt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Quality Control in a Translation Production Environment</text:p>
          </table:table-cell>
          <table:table-cell office:value-type="string" calcext:value-type="string">
            <text:p>Larry Rogers and LexiTech</text:p>
          </table:table-cell>
          <table:table-cell office:value-type="string" calcext:value-type="string">
            <text:p>http://www.mt-archive.info/05/MTS-2009-Rogers-ppt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ing the Quality of a Customized SMT System Using Shared Training Data</text:p>
          </table:table-cell>
          <table:table-cell office:value-type="string" calcext:value-type="string">
            <text:p>Chris Wendt and Will Lewis and Microsoft</text:p>
          </table:table-cell>
          <table:table-cell office:value-type="string" calcext:value-type="string">
            <text:p>http://www.mt-archive.info/05/MTS-2009-Wendt-ppt.pdf</text:p>
          </table:table-cell>
          <table:table-cell table:number-columns-repeated="2"/>
          <table:table-cell office:value-type="string" calcext:value-type="string">
            <text:p>Commercial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el Summary: Educating and Assessing the Human Translator in an Age of Technology</text:p>
          </table:table-cell>
          <table:table-cell office:value-type="string" calcext:value-type="string">
            <text:p>Patricia Phillips Batoma and Roxana Girju and Elizabeth Lowe and Patricia Minacori</text:p>
          </table:table-cell>
          <table:table-cell office:value-type="string" calcext:value-type="string">
            <text:p>http://www.mt-archive.info/05/MTS-2009-Batoma.pdf</text:p>
          </table:table-cell>
          <table:table-cell table:number-columns-repeated="2"/>
          <table:table-cell office:value-type="string" calcext:value-type="string">
            <text:p>Special Session: Translator Tools and Trai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assessment at university: creation of a computer interface</text:p>
          </table:table-cell>
          <table:table-cell office:value-type="string" calcext:value-type="string">
            <text:p>Patricia Minacori and Université Paris Diderot</text:p>
          </table:table-cell>
          <table:table-cell office:value-type="string" calcext:value-type="string">
            <text:p>http://www.mt-archive.info/05/MTS-2009-Minacori-ppt.pdf</text:p>
          </table:table-cell>
          <table:table-cell table:number-columns-repeated="2"/>
          <table:table-cell office:value-type="string" calcext:value-type="string">
            <text:p>Special Session: Translator Tools and Trai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hnology in Translator Training and tools for translators</text:p>
          </table:table-cell>
          <table:table-cell office:value-type="string" calcext:value-type="string">
            <text:p>Pierrette Bouillon and Marianne Starlander</text:p>
          </table:table-cell>
          <table:table-cell office:value-type="string" calcext:value-type="string">
            <text:p>http://www.mt-archive.info/05/MTS-2009-Bouillon-ppt.pdf</text:p>
          </table:table-cell>
          <table:table-cell table:number-columns-repeated="2"/>
          <table:table-cell office:value-type="string" calcext:value-type="string">
            <text:p>Special Session: Translator Tools and Trai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HO: Translators’ not-so-humble opinions on using TM systems</text:p>
          </table:table-cell>
          <table:table-cell office:value-type="string" calcext:value-type="string">
            <text:p>Cheryl Mc Bride</text:p>
          </table:table-cell>
          <table:table-cell office:value-type="string" calcext:value-type="string">
            <text:p>http://www.mt-archive.info/05/MTS-2009-McBride-ppt.pdf</text:p>
          </table:table-cell>
          <table:table-cell table:number-columns-repeated="2"/>
          <table:table-cell office:value-type="string" calcext:value-type="string">
            <text:p>Special Session: Translator Tools and Trai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TM.net: Gaining a head start on translations projects</text:p>
          </table:table-cell>
          <table:table-cell office:value-type="string" calcext:value-type="string">
            <text:p>Achim Ruopp</text:p>
          </table:table-cell>
          <table:table-cell office:value-type="string" calcext:value-type="string">
            <text:p>http://www.mt-archive.info/05/MTS-2009-Ruopp-ppt.pdf</text:p>
          </table:table-cell>
          <table:table-cell table:number-columns-repeated="2"/>
          <table:table-cell office:value-type="string" calcext:value-type="string">
            <text:p>Special Session: Translator Tools and Trai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’s missing in User-centric MT?</text:p>
          </table:table-cell>
          <table:table-cell office:value-type="string" calcext:value-type="string">
            <text:p>Jennifer DeCamp</text:p>
          </table:table-cell>
          <table:table-cell office:value-type="string" calcext:value-type="string">
            <text:p>http://www.mt-archive.info/05/MTS-2009-DeCamp-1.pdf</text:p>
          </table:table-cell>
          <table:table-cell table:number-columns-repeated="2"/>
          <table:table-cell office:value-type="string" calcext:value-type="string">
            <text:p>Special Session: Translator Tools and Trai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lication of Machine Translation System in Japan Patent Office</text:p>
          </table:table-cell>
          <table:table-cell office:value-type="string" calcext:value-type="string">
            <text:p>Susumu Bani</text:p>
          </table:table-cell>
          <table:table-cell office:value-type="string" calcext:value-type="string">
            <text:p>http://www.mt-archive.info/05/MTS-2009-Bani-3-ppt.pdf</text:p>
          </table:table-cell>
          <table:table-cell table:number-columns-repeated="2"/>
          <table:table-cell office:value-type="string" calcext:value-type="string">
            <text:p>Government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age Technology Resource Center</text:p>
          </table:table-cell>
          <table:table-cell office:value-type="string" calcext:value-type="string">
            <text:p>Jennifer DeCamp</text:p>
          </table:table-cell>
          <table:table-cell office:value-type="string" calcext:value-type="string">
            <text:p>http://www.mt-archive.info/05/MTS-2009-DeCamp-2.pdf</text:p>
          </table:table-cell>
          <table:table-cell table:number-columns-repeated="2"/>
          <table:table-cell office:value-type="string" calcext:value-type="string">
            <text:p>Government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beyond TM: When the Translator Leads the Design of a Translation Support Framework</text:p>
          </table:table-cell>
          <table:table-cell office:value-type="string" calcext:value-type="string">
            <text:p>Reginald Hobbs and Clare Voss and Jamal Laoudi</text:p>
          </table:table-cell>
          <table:table-cell office:value-type="string" calcext:value-type="string">
            <text:p>http://www.mt-archive.info/05/MTS-2009-Hobbs.pdf</text:p>
          </table:table-cell>
          <table:table-cell table:number-columns-repeated="2"/>
          <table:table-cell office:value-type="string" calcext:value-type="string">
            <text:p>Government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dian Job Bank Automated Translation System</text:p>
          </table:table-cell>
          <table:table-cell office:value-type="string" calcext:value-type="string">
            <text:p>Verna McIntosh</text:p>
          </table:table-cell>
          <table:table-cell office:value-type="string" calcext:value-type="string">
            <text:p>http://www.mt-archive.info/05/MTS-2009-McIntosh-ppt.pdf</text:p>
          </table:table-cell>
          <table:table-cell table:number-columns-repeated="2"/>
          <table:table-cell office:value-type="string" calcext:value-type="string">
            <text:p>Government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.S. Army Requirements and Capability</text:p>
          </table:table-cell>
          <table:table-cell office:value-type="string" calcext:value-type="string">
            <text:p>Vaughn Laganosky and Tracy Blocker</text:p>
          </table:table-cell>
          <table:table-cell office:value-type="string" calcext:value-type="string">
            <text:p>http://www.mt-archive.info/05/MTS-2009-Laganosky-ppt.pdf</text:p>
          </table:table-cell>
          <table:table-cell table:number-columns-repeated="2"/>
          <table:table-cell office:value-type="string" calcext:value-type="string">
            <text:p>Government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n National Translation Mission: Need for Integrating Human-Machine Translation</text:p>
          </table:table-cell>
          <table:table-cell office:value-type="string" calcext:value-type="string">
            <text:p>R.M.K. Sinha</text:p>
          </table:table-cell>
          <table:table-cell office:value-type="string" calcext:value-type="string">
            <text:p>http://www.mt-archive.info/05/MTS-2009-Sinha-1.pdf</text:p>
          </table:table-cell>
          <table:table-cell table:number-columns-repeated="2"/>
          <table:table-cell office:value-type="string" calcext:value-type="string">
            <text:p>Government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DEAL Project for Automated Processing of African Languages</text:p>
          </table:table-cell>
          <table:table-cell office:value-type="string" calcext:value-type="string">
            <text:p>Anna Borovikov and Eugene Borovikov and Bradley Colquitt and Kristen Summers</text:p>
          </table:table-cell>
          <table:table-cell office:value-type="string" calcext:value-type="string">
            <text:p>http://www.mt-archive.info/05/MTS-2009-Borovikov.pdf</text:p>
          </table:table-cell>
          <table:table-cell table:number-columns-repeated="2"/>
          <table:table-cell office:value-type="string" calcext:value-type="string">
            <text:p>Government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Memory Technology Assessment</text:p>
          </table:table-cell>
          <table:table-cell office:value-type="string" calcext:value-type="string">
            <text:p>Carol Van Ess-Dykema and Dennis Perzanowsky and Susan Converse and Rachel Richardson and John S. White and Tucker Maney</text:p>
          </table:table-cell>
          <table:table-cell office:value-type="string" calcext:value-type="string">
            <text:p>http://www.mt-archive.info/05/MTS-2009-VanEssDykema-ppt.pdf</text:p>
          </table:table-cell>
          <table:table-cell table:number-columns-repeated="2"/>
          <table:table-cell office:value-type="string" calcext:value-type="string">
            <text:p>Government MT User 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Mike Dillinger</text:p>
          </table:table-cell>
          <table:table-cell/>
          <table:table-cell table:style-name="ce6" office:value-type="string" calcext:value-type="string">
            <text:p>http://www.mt-archive.info/05/MTS-2009-Dillinger-2-ppt.pdf</text:p>
          </table:table-cell>
          <table:table-cell/>
          <table:table-cell office:value-type="string" calcext:value-type="string">
            <text:p>Panel discussion: Converging Technologies – What are the Benefits for MT User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T</text:p>
          </table:table-cell>
          <table:table-cell office:value-type="string" calcext:value-type="string">
            <text:p>Alex Yanishevsky and Olga Beregovaya</text:p>
          </table:table-cell>
          <table:table-cell/>
          <table:table-cell table:style-name="ce6" office:value-type="string" calcext:value-type="string">
            <text:p>http://www.mt-archive.info/05/MTS-2009-Yanishevsky-ppt.pdf</text:p>
          </table:table-cell>
          <table:table-cell/>
          <table:table-cell office:value-type="string" calcext:value-type="string">
            <text:p>Panel discussion: Converging Technologies – What are the Benefits for MT User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Corpora</text:p>
          </table:table-cell>
          <table:table-cell office:value-type="string" calcext:value-type="string">
            <text:p>Daniel Gervais</text:p>
          </table:table-cell>
          <table:table-cell/>
          <table:table-cell table:style-name="ce6" office:value-type="string" calcext:value-type="string">
            <text:p>http://www.mt-archive.info/05/MTS-2009-Gervais.pptx</text:p>
          </table:table-cell>
          <table:table-cell/>
          <table:table-cell office:value-type="string" calcext:value-type="string">
            <text:p>Panel discussion: Converging Technologies – What are the Benefits for MT User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L</text:p>
          </table:table-cell>
          <table:table-cell office:value-type="string" calcext:value-type="string">
            <text:p>Terry Lawlor</text:p>
          </table:table-cell>
          <table:table-cell/>
          <table:table-cell table:style-name="ce6" office:value-type="string" calcext:value-type="string">
            <text:p>http://www.mt-archive.info/05/MTS-2009-Lawlor-ppt.pdf</text:p>
          </table:table-cell>
          <table:table-cell/>
          <table:table-cell office:value-type="string" calcext:value-type="string">
            <text:p>Panel discussion: Converging Technologies – What are the Benefits for MT Users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US</text:p>
          </table:table-cell>
          <table:table-cell table:style-name="ce5" office:value-type="string" calcext:value-type="string">
            <text:p>Jaap van der Meer</text:p>
          </table:table-cell>
          <table:table-cell table:style-name="ce7"/>
          <table:table-cell table:style-name="ce7" office:value-type="string" calcext:value-type="string">
            <text:p>http://www.mt-archive.info/05/MTS-2009-VanderMeer.pptx</text:p>
          </table:table-cell>
          <table:table-cell table:style-name="ce9"/>
          <table:table-cell table:style-name="ce9" office:value-type="string" calcext:value-type="string">
            <text:p>Panel discussion: Converging Technologies – What are the Benefits for MT Users?</text:p>
          </table:table-cell>
          <table:table-cell table:style-name="ce11"/>
          <table:table-cell table:style-name="ce9" table:number-columns-repeated="1017"/>
        </table:table-row>
        <table:table-row table:style-name="ro1">
          <table:table-cell office:value-type="string" calcext:value-type="string">
            <text:p>PortageLive: delivering machine translation technology via virtualization</text:p>
          </table:table-cell>
          <table:table-cell office:value-type="string" calcext:value-type="string">
            <text:p>Patrick Paul and Samuel Larkin and Ulrich Germann and Eric Joanis and Roland Kuhn</text:p>
          </table:table-cell>
          <table:table-cell office:value-type="string" calcext:value-type="string">
            <text:p>http://www.mt-archive.info/05/MTS-2009-Paul.pdf</text:p>
          </table:table-cell>
          <table:table-cell table:number-columns-repeated="2"/>
          <table:table-cell office:value-type="string" calcext:value-type="string">
            <text:p>Technology Showcase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tion to Machine Translation</text:p>
          </table:table-cell>
          <table:table-cell office:value-type="string" calcext:value-type="string">
            <text:p>Mike Dillinger</text:p>
          </table:table-cell>
          <table:table-cell office:value-type="string" calcext:value-type="string">
            <text:p>http://www.mt-archive.info/05/MTS-2009-Dillinger-ppt.pdf</text:p>
          </table:table-cell>
          <table:table-cell table:number-columns-repeated="2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achine Learning Approaches for Dealing with Bilingual Data in Statistical Machine Translation</text:p>
          </table:table-cell>
          <table:table-cell table:style-name="ce3" office:value-type="string" calcext:value-type="string">
            <text:p>Gholamreza Haffari</text:p>
          </table:table-cell>
          <table:table-cell table:number-columns-repeated="3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ols for Translation: Current Practices, State of the Art and Capability Gaps</text:p>
          </table:table-cell>
          <table:table-cell office:value-type="string" calcext:value-type="string">
            <text:p>Jennifer DeCamp</text:p>
          </table:table-cell>
          <table:table-cell office:value-type="string" calcext:value-type="string">
            <text:p>http://www.mt-archive.info/05/MTS-2009-DeCamp-3.pdf</text:p>
          </table:table-cell>
          <table:table-cell table:number-columns-repeated="2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Business Case for Machine Translation</text:p>
          </table:table-cell>
          <table:table-cell office:value-type="string" calcext:value-type="string">
            <text:p>Donald A. DePalma</text:p>
          </table:table-cell>
          <table:table-cell office:value-type="string" calcext:value-type="string">
            <text:p>http://www.mt-archive.info/05/MTS-2009-DePalma-ppt.pdf</text:p>
          </table:table-cell>
          <table:table-cell table:number-columns-repeated="2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editing Machine Translation Output Guidelines</text:p>
          </table:table-cell>
          <table:table-cell office:value-type="string" calcext:value-type="string">
            <text:p>Sharon O’Brien and Johann Roturier and Giselle de Almeida</text:p>
          </table:table-cell>
          <table:table-cell office:value-type="string" calcext:value-type="string">
            <text:p>http://www.mt-archive.info/05/MTS-2009-OBrien.pdf</text:p>
          </table:table-cell>
          <table:table-cell table:style-name="ce6" office:value-type="string" calcext:value-type="string">
            <text:p>http://www.mt-archive.info/05/MTS-2009-OBrien-ppt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 close and personal with a Translator – How Translators Really Work</text:p>
          </table:table-cell>
          <table:table-cell office:value-type="string" calcext:value-type="string">
            <text:p>Alain Desilets and UQO and Geneviève Patenaude</text:p>
          </table:table-cell>
          <table:table-cell office:value-type="string" calcext:value-type="string">
            <text:p>http://www.mt-archive.info/05/MTS-2009-Desilets-3.pdf</text:p>
          </table:table-cell>
          <table:table-cell table:number-columns-repeated="2"/>
          <table:table-cell office:value-type="string" calcext:value-type="string">
            <text:p>Tutorials</text:p>
          </table:table-cell>
          <table:table-cell table:number-columns-repeated="1018"/>
        </table:table-row>
        <table:table-row table:style-name="ro1" table:number-rows-repeated="34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9.mtsummit'.C126:'2009.mtsummit'.C1048576 '2009.mtsummit'.C122:'2009.mtsummit'.C124 '2009.mtsummit'.D86:'2009.mtsummit'.D86 '2009.mtsummit'.D76:'2009.mtsummit'.D80 '2009.mtsummit'.C1:'2009.mtsummit'.C87">
            <calcext:condition calcext:apply-style-name="Sans nom1" calcext:value="formula-is(countif([.C$1:.C$121];[.C1])&gt;1)" calcext:base-cell-address="'2009.mtsummit'.C1"/>
          </calcext:conditional-format>
          <calcext:conditional-format calcext:target-range-address="'2009.mtsummit'.C125:'2009.mtsummit'.C125">
            <calcext:condition calcext:apply-style-name="Sans nom1" calcext:value="formula-is(countif([.C$1:.C$121];[.C125])&gt;1)" calcext:base-cell-address="'2009.mtsummit'.C125"/>
          </calcext:conditional-format>
          <calcext:conditional-format calcext:target-range-address="'2009.mtsummit'.G125:'2009.mtsummit'.G1048576 '2009.mtsummit'.G122:'2009.mtsummit'.G123 '2009.mtsummit'.G1:'2009.mtsummit'.G87">
            <calcext:condition calcext:apply-style-name="Sans nom1" calcext:value="formula-is(countif([.G$1:.G$120];[#REF!])&gt;1)" calcext:base-cell-address="'2009.mtsummit'.G1"/>
          </calcext:conditional-format>
          <calcext:conditional-format calcext:target-range-address="'2009.mtsummit'.G124:'2009.mtsummit'.G124">
            <calcext:condition calcext:apply-style-name="Sans nom1" calcext:value="formula-is(countif([.G$1:.G$120];[.G124])&gt;1)" calcext:base-cell-address="'2009.mtsummit'.G124"/>
          </calcext:conditional-format>
          <calcext:conditional-format calcext:target-range-address="'2009.mtsummit'.G122:'2009.mtsummit'.G1048576 '2009.mtsummit'.G1:'2009.mtsummit'.G87">
            <calcext:condition calcext:apply-style-name="Warning" calcext:value="=[$'2009.mtsummit'.$C$2]" calcext:base-cell-address="'2009.mtsummit'.G1"/>
          </calcext:conditional-format>
          <calcext:conditional-format calcext:target-range-address="'2009.mtsummit'.C122:'2009.mtsummit'.C1048576 '2009.mtsummit'.D86:'2009.mtsummit'.D86 '2009.mtsummit'.D76:'2009.mtsummit'.D80 '2009.mtsummit'.C1:'2009.mtsummit'.C87">
            <calcext:condition calcext:apply-style-name="Accent" calcext:value="duplicate" calcext:base-cell-address="'2009.mtsummit'.C1"/>
          </calcext:conditional-format>
          <calcext:conditional-format calcext:target-range-address="'2009.mtsummit'.A122:'2009.mtsummit'.A1048576 '2009.mtsummit'.A1:'2009.mtsummit'.A82 '2009.mtsummit'.A84:'2009.mtsummit'.A87">
            <calcext:condition calcext:apply-style-name="Accent" calcext:value="duplicate" calcext:base-cell-address="'2009.mtsummit'.A1"/>
          </calcext:conditional-format>
          <calcext:conditional-format calcext:target-range-address="'2009.mtsummit'.B122:'2009.mtsummit'.B1048576 '2009.mtsummit'.B1:'2009.mtsummit'.B82 '2009.mtsummit'.B84:'2009.mtsummit'.B87">
            <calcext:condition calcext:apply-style-name="Accent" calcext:value="duplicate" calcext:base-cell-address="'2009.mtsummit'.B1"/>
          </calcext:conditional-format>
        </calcext:conditional-formats>
      </table:table>
      <table:table table:name="2009.caasl" table:style-name="ta1">
        <table:table-column table:style-name="co3" table:default-cell-style-name="ce14"/>
        <table:table-column table:style-name="co3" table:default-cell-style-name="ce16"/>
        <table:table-column table:style-name="co3" table:default-cell-style-name="ce18"/>
        <table:table-column table:style-name="co3" table:number-columns-repeated="3" table:default-cell-style-name="Default"/>
        <table:table-column table:style-name="co3" table:default-cell-style-name="ce20"/>
        <table:table-row table:style-name="ro1">
          <table:table-cell table:style-name="ce13" office:value-type="string" calcext:value-type="string">
            <text:p>Title</text:p>
          </table:table-cell>
          <table:table-cell table:style-name="ce15" office:value-type="string" calcext:value-type="string">
            <text:p>Authors</text:p>
          </table:table-cell>
          <table:table-cell table:style-name="ce17"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style-name="ce19"/>
        </table:table-row>
        <table:table-row table:style-name="ro1">
          <table:table-cell office:value-type="string" calcext:value-type="string">
            <text:p>Investigations on Standard Arabic Geographical Classification</text:p>
          </table:table-cell>
          <table:table-cell office:value-type="string" calcext:value-type="string">
            <text:p>Ahmed Abdelali and Steve Helmreich and Ron Zacharski</text:p>
          </table:table-cell>
          <table:table-cell office:value-type="string" calcext:value-type="string">
            <text:p>http://www.mt-archive.info/05/MTS-2009-Abdelali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Construction of a Persian Letter-to-Sound Conversion System</text:p>
          </table:table-cell>
          <table:table-cell office:value-type="string" calcext:value-type="string">
            <text:p>Mohammad Mehdi Arab and Ali Azimizadeh</text:p>
          </table:table-cell>
          <table:table-cell office:value-type="string" calcext:value-type="string">
            <text:p>http://www.mt-archive.info/05/MTS-2009-Mehdi-Arab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Disfluency and Out-of-vocabulary Word Processing in Arabic Speech Understanding</text:p>
          </table:table-cell>
          <table:table-cell office:value-type="string" calcext:value-type="string">
            <text:p>Younès Bahou and Lamia Hadrich Belguith and Abdelmajid Ben Hamadou</text:p>
          </table:table-cell>
          <table:table-cell office:value-type="string" calcext:value-type="string">
            <text:p>http://www.mt-archive.info/05/MTS-2009-Bahou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NP Subject Detection in Verb-initial Arabic Clauses</text:p>
          </table:table-cell>
          <table:table-cell office:value-type="string" calcext:value-type="string">
            <text:p>Spence Green and Conal Sathi and Christopher D.Manning</text:p>
          </table:table-cell>
          <table:table-cell office:value-type="string" calcext:value-type="string">
            <text:p>http://www.mt-archive.info/05/MTS-2009-Green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Automatic Extraction of Lemma-based Bilingual Dictionaries for Morphologically Rich Languages</text:p>
          </table:table-cell>
          <table:table-cell office:value-type="string" calcext:value-type="string">
            <text:p>Ibrahim M.Saleh and Nizar Habash</text:p>
          </table:table-cell>
          <table:table-cell office:value-type="string" calcext:value-type="string">
            <text:p>http://www.mt-archive.info/05/MTS-2009-Saleh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Endoclitics in Pashto: Can They Really Do That?</text:p>
          </table:table-cell>
          <table:table-cell office:value-type="string" calcext:value-type="string">
            <text:p>Craig Kopris</text:p>
          </table:table-cell>
          <table:table-cell office:value-type="string" calcext:value-type="string">
            <text:p>http://www.mt-archive.info/05/MTS-2009-Kopris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A Unification based Approach to the Morphological Analysis and Generation of Arabic</text:p>
          </table:table-cell>
          <table:table-cell office:value-type="string" calcext:value-type="string">
            <text:p>Selçuk Köprü and Jude Miller</text:p>
          </table:table-cell>
          <table:table-cell office:value-type="string" calcext:value-type="string">
            <text:p>http://www.mt-archive.info/05/MTS-2009-Kopru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Automatic Translation between English and Persian Texts</text:p>
          </table:table-cell>
          <table:table-cell office:value-type="string" calcext:value-type="string">
            <text:p>Chakaveh Saedi and Mehrnoush Shamsfard and Yasaman Motazedi</text:p>
          </table:table-cell>
          <table:table-cell office:value-type="string" calcext:value-type="string">
            <text:p>http://www.mt-archive.info/05/MTS-2009-Saedi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Syntactic Generation of Arabic in Interlingua-based Machine Translation Framework</text:p>
          </table:table-cell>
          <table:table-cell office:value-type="string" calcext:value-type="string">
            <text:p>Khaled Shaalan and Azza Abdel Monem and Ahmed Rafea</text:p>
          </table:table-cell>
          <table:table-cell office:value-type="string" calcext:value-type="string">
            <text:p>http://www.mt-archive.info/05/MTS-2009-Shaalan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STeP-1: Standard Text Preparation for Persian Language</text:p>
          </table:table-cell>
          <table:table-cell office:value-type="string" calcext:value-type="string">
            <text:p>Mehrnoush Shamsfard and Soheila Kiani and Yaser Shahedi</text:p>
          </table:table-cell>
          <table:table-cell office:value-type="string" calcext:value-type="string">
            <text:p>http://www.mt-archive.info/05/MTS-2009-Shamsfard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Corpus-based Analysis for Multi-token Units in Persian</text:p>
          </table:table-cell>
          <table:table-cell office:value-type="string" calcext:value-type="string">
            <text:p>Massoud Sharifi-Atashgah and Mahmood Bijankhan</text:p>
          </table:table-cell>
          <table:table-cell office:value-type="string" calcext:value-type="string">
            <text:p>http://www.mt-archive.info/05/MTS-2009-Sharifi-Atashgah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table:table-row table:style-name="ro1">
          <table:table-cell office:value-type="string" calcext:value-type="string">
            <text:p>Developing English-Urdu Machine Translation via Hindi</text:p>
          </table:table-cell>
          <table:table-cell office:value-type="string" calcext:value-type="string">
            <text:p>R.Mahesh K.Sinha</text:p>
          </table:table-cell>
          <table:table-cell office:value-type="string" calcext:value-type="string">
            <text:p>http://www.mt-archive.info/05/MTS-2009-Sinha-2.pdf</text:p>
          </table:table-cell>
          <table:table-cell table:number-columns-repeated="2"/>
          <table:table-cell office:value-type="string" calcext:value-type="string">
            <text:p>CAASL3: Third Workshop on Computational Approaches to Arabic- Script-based Languages</text:p>
          </table:table-cell>
          <table:table-cell/>
        </table:table-row>
        <calcext:conditional-formats>
          <calcext:conditional-format calcext:target-range-address="'2009.caasl'.C2:'2009.caasl'.C13">
            <calcext:condition calcext:apply-style-name="Sans nom1" calcext:value="formula-is(countif([.C$2:.C$122];[.C2])&gt;1)" calcext:base-cell-address="'2009.caasl'.C2"/>
          </calcext:conditional-format>
          <calcext:conditional-format calcext:target-range-address="'2009.caasl'.G2:'2009.caasl'.G13">
            <calcext:condition calcext:apply-style-name="Sans nom1" calcext:value="formula-is(countif([.G$2:.G$121];[.G2])&gt;1)" calcext:base-cell-address="'2009.caasl'.G2"/>
          </calcext:conditional-format>
          <calcext:conditional-format calcext:target-range-address="'2009.caasl'.G2:'2009.caasl'.G13">
            <calcext:condition calcext:apply-style-name="Warning" calcext:value="=[$'2009.mtsummit'.$C$2]" calcext:base-cell-address="'2009.caasl'.G2"/>
          </calcext:conditional-format>
          <calcext:conditional-format calcext:target-range-address="'2009.caasl'.C2:'2009.caasl'.C13">
            <calcext:condition calcext:apply-style-name="Accent" calcext:value="duplicate" calcext:base-cell-address="'2009.caasl'.C2"/>
          </calcext:conditional-format>
          <calcext:conditional-format calcext:target-range-address="'2009.caasl'.A2:'2009.caasl'.A13">
            <calcext:condition calcext:apply-style-name="Accent" calcext:value="duplicate" calcext:base-cell-address="'2009.caasl'.A2"/>
          </calcext:conditional-format>
          <calcext:conditional-format calcext:target-range-address="'2009.caasl'.B2:'2009.caasl'.B13">
            <calcext:condition calcext:apply-style-name="Accent" calcext:value="duplicate" calcext:base-cell-address="'2009.caasl'.B2"/>
          </calcext:conditional-format>
          <calcext:conditional-format calcext:target-range-address="'2009.caasl'.A1:'2009.caasl'.A1">
            <calcext:condition calcext:apply-style-name="Accent" calcext:value="duplicate" calcext:base-cell-address="'2009.caasl'.A1"/>
          </calcext:conditional-format>
          <calcext:conditional-format calcext:target-range-address="'2009.caasl'.B1:'2009.caasl'.B1">
            <calcext:condition calcext:apply-style-name="Accent" calcext:value="duplicate" calcext:base-cell-address="'2009.caasl'.B1"/>
          </calcext:conditional-format>
          <calcext:conditional-format calcext:target-range-address="'2009.caasl'.C1:'2009.caasl'.C1">
            <calcext:condition calcext:apply-style-name="Sans nom1" calcext:value="formula-is(countif([.C$1:.C$121];[.C1])&gt;1)" calcext:base-cell-address="'2009.caasl'.C1"/>
          </calcext:conditional-format>
          <calcext:conditional-format calcext:target-range-address="'2009.caasl'.C1:'2009.caasl'.C1">
            <calcext:condition calcext:apply-style-name="Accent" calcext:value="duplicate" calcext:base-cell-address="'2009.caasl'.C1"/>
          </calcext:conditional-format>
          <calcext:conditional-format calcext:target-range-address="'2009.caasl'.G1:'2009.caasl'.G1">
            <calcext:condition calcext:apply-style-name="Sans nom1" calcext:value="formula-is(countif([.G$1:.G$120];[#REF!])&gt;1)" calcext:base-cell-address="'2009.caasl'.G1"/>
          </calcext:conditional-format>
          <calcext:conditional-format calcext:target-range-address="'2009.caasl'.G1:'2009.caasl'.G1">
            <calcext:condition calcext:apply-style-name="Warning" calcext:value="=[$'2009.mtsummit'.$C$2]" calcext:base-cell-address="'2009.caasl'.G1"/>
          </calcext:conditional-format>
        </calcext:conditional-formats>
      </table:table>
      <table:table table:name="2009.wpt" table:style-name="ta1">
        <table:table-column table:style-name="co3" table:default-cell-style-name="ce22"/>
        <table:table-column table:style-name="co3" table:default-cell-style-name="ce24"/>
        <table:table-column table:style-name="co3" table:number-columns-repeated="2" table:default-cell-style-name="ce26"/>
        <table:table-column table:style-name="co3" table:number-columns-repeated="2" table:default-cell-style-name="Default"/>
        <table:table-column table:style-name="co3" table:default-cell-style-name="ce28"/>
        <table:table-row table:style-name="ro1">
          <table:table-cell table:style-name="ce21" office:value-type="string" calcext:value-type="string">
            <text:p>Title</text:p>
          </table:table-cell>
          <table:table-cell table:style-name="ce23" office:value-type="string" calcext:value-type="string">
            <text:p>Authors</text:p>
          </table:table-cell>
          <table:table-cell table:style-name="ce25" office:value-type="string" calcext:value-type="string">
            <text:p>Pdf</text:p>
          </table:table-cell>
          <table:table-cell table:style-name="Default"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style-name="ce27"/>
        </table:table-row>
        <table:table-row table:style-name="ro1">
          <table:table-cell office:value-type="string" calcext:value-type="string">
            <text:p>Exploiting Patent Information for the Evaluation of Machine Translation</text:p>
          </table:table-cell>
          <table:table-cell office:value-type="string" calcext:value-type="string">
            <text:p>Atsushi Fujii and Masao Utiyama and Mikio Yamamoto and Takehito Utsuro</text:p>
          </table:table-cell>
          <table:table-cell office:value-type="string" calcext:value-type="string">
            <text:p>http://www.mt-archive.info/05/MTS-2009-Fujii.pdf</text:p>
          </table:table-cell>
          <table:table-cell table:style-name="Default"/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Meta-evaluation of Automatic Evaluation Methods for Machine using Patent Translation Data in NTCIR-7</text:p>
          </table:table-cell>
          <table:table-cell office:value-type="string" calcext:value-type="string">
            <text:p>Hiroshi Echizen-ya and Terumasa Ehara and Sayori Shimohata and Atsushi Fujii and Masao Utiyama and Mikio Yamamoto and Takehito Utsuro and Noriko Kando</text:p>
          </table:table-cell>
          <table:table-cell office:value-type="string" calcext:value-type="string">
            <text:p>http://www.mt-archive.info/05/MTS-2009-Echizen-ya.pdf</text:p>
          </table:table-cell>
          <table:table-cell table:style-name="Default"/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The Construction of a Chinese-English Patent Parallel Corpus</text:p>
          </table:table-cell>
          <table:table-cell office:value-type="string" calcext:value-type="string">
            <text:p>Bin Lu and Benjamin K.Tsou and Jingbo Zhu and Tao Jiang and Oi Yee Kwong</text:p>
          </table:table-cell>
          <table:table-cell office:value-type="string" calcext:value-type="string">
            <text:p>http://www.mt-archive.info/05/MTS-2009-Lu.pdf</text:p>
          </table:table-cell>
          <table:table-cell table:style-name="Default"/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An Efficient Patent Keyword Extractor as Translation Resource</text:p>
          </table:table-cell>
          <table:table-cell office:value-type="string" calcext:value-type="string">
            <text:p>Svetlana Sheremetyeva</text:p>
          </table:table-cell>
          <table:table-cell office:value-type="string" calcext:value-type="string">
            <text:p>http://www.mt-archive.info/05/MTS-2009-Sheremetyeva.pdf</text:p>
          </table:table-cell>
          <table:table-cell table:style-name="Default"/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Translation Disambiguation of Patent Sentences using Case Frames</text:p>
          </table:table-cell>
          <table:table-cell office:value-type="string" calcext:value-type="string">
            <text:p>Shoichi Yokoyama and Masumi Okuyama</text:p>
          </table:table-cell>
          <table:table-cell office:value-type="string" calcext:value-type="string">
            <text:p>http://www.mt-archive.info/05/MTS-2009-Yokoyama.pdf</text:p>
          </table:table-cell>
          <table:table-cell table:style-name="Default"/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Machine Translation at the EPO: Concept, Status and Future Plans</text:p>
          </table:table-cell>
          <table:table-cell office:value-type="string" calcext:value-type="string">
            <text:p>Sophie Mangin</text:p>
          </table:table-cell>
          <table:table-cell/>
          <table:table-cell office:value-type="string" calcext:value-type="string">
            <text:p>http://www.mt-archive.info/05/MTS-2009-Mangin-ppt.pdf</text:p>
          </table:table-cell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SIPO’s Efforts on Improving Quality of Chinese-English Patent Machine Translation Service</text:p>
          </table:table-cell>
          <table:table-cell office:value-type="string" calcext:value-type="string">
            <text:p>Dan Wang</text:p>
          </table:table-cell>
          <table:table-cell/>
          <table:table-cell office:value-type="string" calcext:value-type="string">
            <text:p>http://www.mt-archive.info/05/MTS-2009-Wang-1-ppt.pdf</text:p>
          </table:table-cell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KIPO’s MT Activity &amp; IP5 mutual MT Project</text:p>
          </table:table-cell>
          <table:table-cell office:value-type="string" calcext:value-type="string">
            <text:p>Young-Pyo Kim</text:p>
          </table:table-cell>
          <table:table-cell/>
          <table:table-cell office:value-type="string" calcext:value-type="string">
            <text:p>http://www.mt-archive.info/05/MTS-2009-Kim.pdf</text:p>
          </table:table-cell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Current Status of MT Application in JPO</text:p>
          </table:table-cell>
          <table:table-cell office:value-type="string" calcext:value-type="string">
            <text:p>Susumi Bani</text:p>
          </table:table-cell>
          <table:table-cell/>
          <table:table-cell office:value-type="string" calcext:value-type="string">
            <text:p>http://www.mt-archive.info/05/MTS-2009-Bani-1-ppt.pdf</text:p>
          </table:table-cell>
          <table:table-cell/>
          <table:table-cell office:value-type="string" calcext:value-type="string">
            <text:p>Third Workshop on Patent Translation</text:p>
          </table:table-cell>
          <table:table-cell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Akira Ushioda</text:p>
          </table:table-cell>
          <table:table-cell/>
          <table:table-cell office:value-type="string" calcext:value-type="string">
            <text:p>http://www.mt-archive.info/05/MTS-2009-Ushioda-ppt.pdf</text:p>
          </table:table-cell>
          <table:table-cell/>
          <table:table-cell office:value-type="string" calcext:value-type="string">
            <text:p>Panel: Real World Challenges of Patent Translation</text:p>
          </table:table-cell>
          <table:table-cell/>
        </table:table-row>
        <table:table-row table:style-name="ro1">
          <table:table-cell office:value-type="string" calcext:value-type="string">
            <text:p>The Challenge of Machine Translation of Patent Specifications and the Approach of the European Patent Office</text:p>
          </table:table-cell>
          <table:table-cell office:value-type="string" calcext:value-type="string">
            <text:p>Georg Artelsmair</text:p>
          </table:table-cell>
          <table:table-cell/>
          <table:table-cell office:value-type="string" calcext:value-type="string">
            <text:p>http://www.mt-archive.info/05/MTS-2009-Artelsmair-ppt.pdf</text:p>
          </table:table-cell>
          <table:table-cell/>
          <table:table-cell office:value-type="string" calcext:value-type="string">
            <text:p>Panel: Real World Challenges of Patent Translation</text:p>
          </table:table-cell>
          <table:table-cell/>
        </table:table-row>
        <table:table-row table:style-name="ro1">
          <table:table-cell office:value-type="string" calcext:value-type="string">
            <text:p>Outline for the Panel Discussion from the SIPO</text:p>
          </table:table-cell>
          <table:table-cell office:value-type="string" calcext:value-type="string">
            <text:p>Tao Wang</text:p>
          </table:table-cell>
          <table:table-cell/>
          <table:table-cell office:value-type="string" calcext:value-type="string">
            <text:p>http://www.mt-archive.info/05/MTS-2009-Wang-2-ppt.pdf</text:p>
          </table:table-cell>
          <table:table-cell/>
          <table:table-cell office:value-type="string" calcext:value-type="string">
            <text:p>Panel: Real World Challenges of Patent Translation</text:p>
          </table:table-cell>
          <table:table-cell/>
        </table:table-row>
        <table:table-row table:style-name="ro1">
          <table:table-cell office:value-type="string" calcext:value-type="string">
            <text:p>Current Status and Future Expectation for Machine Translation</text:p>
          </table:table-cell>
          <table:table-cell office:value-type="string" calcext:value-type="string">
            <text:p>Susumi Bani</text:p>
          </table:table-cell>
          <table:table-cell/>
          <table:table-cell office:value-type="string" calcext:value-type="string">
            <text:p>http://www.mt-archive.info/05/MTS-2009-Bani-2-ppt.pdf</text:p>
          </table:table-cell>
          <table:table-cell/>
          <table:table-cell office:value-type="string" calcext:value-type="string">
            <text:p>Panel: Real World Challenges of Patent Translation</text:p>
          </table:table-cell>
          <table:table-cell/>
        </table:table-row>
        <table:table-row table:style-name="ro1">
          <table:table-cell office:value-type="string" calcext:value-type="string">
            <text:p>Translation of Patent Documents at the United States Patent and Trademark Office</text:p>
          </table:table-cell>
          <table:table-cell office:value-type="string" calcext:value-type="string">
            <text:p>Arti Shah</text:p>
          </table:table-cell>
          <table:table-cell/>
          <table:table-cell office:value-type="string" calcext:value-type="string">
            <text:p>http://www.mt-archive.info/05/MTS-2009-Shah-ppt.pdf</text:p>
          </table:table-cell>
          <table:table-cell/>
          <table:table-cell office:value-type="string" calcext:value-type="string">
            <text:p>Panel: Real World Challenges of Patent Translation</text:p>
          </table:table-cell>
          <table:table-cell/>
        </table:table-row>
        <table:table-row table:style-name="ro1">
          <table:table-cell office:value-type="string" calcext:value-type="string">
            <text:p>Panel on Patent Translation</text:p>
          </table:table-cell>
          <table:table-cell office:value-type="string" calcext:value-type="string">
            <text:p>Philipp Koehn</text:p>
          </table:table-cell>
          <table:table-cell/>
          <table:table-cell office:value-type="string" calcext:value-type="string">
            <text:p>http://www.mt-archive.info/05/MTS-2009-Koehn-3-ppt.pdf</text:p>
          </table:table-cell>
          <table:table-cell/>
          <table:table-cell office:value-type="string" calcext:value-type="string">
            <text:p>Panel: Real World Challenges of Patent Translation</text:p>
          </table:table-cell>
          <table:table-cell/>
        </table:table-row>
        <calcext:conditional-formats>
          <calcext:conditional-format calcext:target-range-address="'2009.wpt'.C2:'2009.wpt'.C16 '2009.wpt'.D7:'2009.wpt'.D16">
            <calcext:condition calcext:apply-style-name="Sans nom1" calcext:value="formula-is(countif([.C$2:.C$122];[.C2])&gt;1)" calcext:base-cell-address="'2009.wpt'.C2"/>
          </calcext:conditional-format>
          <calcext:conditional-format calcext:target-range-address="'2009.wpt'.G2:'2009.wpt'.G16">
            <calcext:condition calcext:apply-style-name="Sans nom1" calcext:value="formula-is(countif([.G$2:.G$121];[.G2])&gt;1)" calcext:base-cell-address="'2009.wpt'.G2"/>
          </calcext:conditional-format>
          <calcext:conditional-format calcext:target-range-address="'2009.wpt'.G2:'2009.wpt'.G16">
            <calcext:condition calcext:apply-style-name="Warning" calcext:value="=[$'2009.mtsummit'.$C$2]" calcext:base-cell-address="'2009.wpt'.G2"/>
          </calcext:conditional-format>
          <calcext:conditional-format calcext:target-range-address="'2009.wpt'.C2:'2009.wpt'.C16 '2009.wpt'.D7:'2009.wpt'.D16">
            <calcext:condition calcext:apply-style-name="Accent" calcext:value="duplicate" calcext:base-cell-address="'2009.wpt'.C2"/>
          </calcext:conditional-format>
          <calcext:conditional-format calcext:target-range-address="'2009.wpt'.A2:'2009.wpt'.A16">
            <calcext:condition calcext:apply-style-name="Accent" calcext:value="duplicate" calcext:base-cell-address="'2009.wpt'.A2"/>
          </calcext:conditional-format>
          <calcext:conditional-format calcext:target-range-address="'2009.wpt'.B2:'2009.wpt'.B16">
            <calcext:condition calcext:apply-style-name="Accent" calcext:value="duplicate" calcext:base-cell-address="'2009.wpt'.B2"/>
          </calcext:conditional-format>
          <calcext:conditional-format calcext:target-range-address="'2009.wpt'.A1:'2009.wpt'.A1">
            <calcext:condition calcext:apply-style-name="Accent" calcext:value="duplicate" calcext:base-cell-address="'2009.wpt'.A1"/>
          </calcext:conditional-format>
          <calcext:conditional-format calcext:target-range-address="'2009.wpt'.B1:'2009.wpt'.B1">
            <calcext:condition calcext:apply-style-name="Accent" calcext:value="duplicate" calcext:base-cell-address="'2009.wpt'.B1"/>
          </calcext:conditional-format>
          <calcext:conditional-format calcext:target-range-address="'2009.wpt'.C1:'2009.wpt'.C1">
            <calcext:condition calcext:apply-style-name="Sans nom1" calcext:value="formula-is(countif([.C$1:.C$121];[.C1])&gt;1)" calcext:base-cell-address="'2009.wpt'.C1"/>
          </calcext:conditional-format>
          <calcext:conditional-format calcext:target-range-address="'2009.wpt'.C1:'2009.wpt'.C1">
            <calcext:condition calcext:apply-style-name="Accent" calcext:value="duplicate" calcext:base-cell-address="'2009.wpt'.C1"/>
          </calcext:conditional-format>
          <calcext:conditional-format calcext:target-range-address="'2009.wpt'.G1:'2009.wpt'.G1">
            <calcext:condition calcext:apply-style-name="Sans nom1" calcext:value="formula-is(countif([.G$1:.G$120];[#REF!])&gt;1)" calcext:base-cell-address="'2009.wpt'.G1"/>
          </calcext:conditional-format>
          <calcext:conditional-format calcext:target-range-address="'2009.wpt'.G1:'2009.wpt'.G1">
            <calcext:condition calcext:apply-style-name="Warning" calcext:value="=[$'2009.mtsummit'.$C$2]" calcext:base-cell-address="'2009.wpt'.G1"/>
          </calcext:conditional-format>
        </calcext:conditional-formats>
      </table:table>
      <table:table table:name="2009.btm" table:style-name="ta1">
        <table:table-column table:style-name="co3" table:default-cell-style-name="ce30"/>
        <table:table-column table:style-name="co3" table:default-cell-style-name="ce32"/>
        <table:table-column table:style-name="co3" table:default-cell-style-name="ce34"/>
        <table:table-column table:style-name="co3" table:number-columns-repeated="3" table:default-cell-style-name="Default"/>
        <table:table-column table:style-name="co3" table:default-cell-style-name="ce36"/>
        <table:table-row table:style-name="ro1">
          <table:table-cell table:style-name="ce29" office:value-type="string" calcext:value-type="string">
            <text:p>Title</text:p>
          </table:table-cell>
          <table:table-cell table:style-name="ce31" office:value-type="string" calcext:value-type="string">
            <text:p>Authors</text:p>
          </table:table-cell>
          <table:table-cell table:style-name="ce33"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style-name="ce35"/>
        </table:table-row>
        <table:table-row table:style-name="ro1">
          <table:table-cell office:value-type="string" calcext:value-type="string">
            <text:p>ReEscreve: a Translator-friendly Multi-purpose Paraphrasing Software Tool</text:p>
          </table:table-cell>
          <table:table-cell office:value-type="string" calcext:value-type="string">
            <text:p>Anabela Barreiro and Luis Miguel Cabral</text:p>
          </table:table-cell>
          <table:table-cell office:value-type="string" calcext:value-type="string">
            <text:p>http://www.mt-archive.info/05/MTS-2009-Barreiro.pdf</text:p>
          </table:table-cell>
          <table:table-cell table:number-columns-repeated="2"/>
          <table:table-cell office:value-type="string" calcext:value-type="string">
            <text:p>Beyond Translation Memories: New Tools for Translators Workshop</text:p>
          </table:table-cell>
          <table:table-cell/>
        </table:table-row>
        <table:table-row table:style-name="ro1">
          <table:table-cell office:value-type="string" calcext:value-type="string">
            <text:p>The Web as a Source of Informative Background Knowledge</text:p>
          </table:table-cell>
          <table:table-cell office:value-type="string" calcext:value-type="string">
            <text:p>Caroline Barrière</text:p>
          </table:table-cell>
          <table:table-cell office:value-type="string" calcext:value-type="string">
            <text:p>http://www.mt-archive.info/05/MTS-2009-Barriere.pdf</text:p>
          </table:table-cell>
          <table:table-cell table:number-columns-repeated="2"/>
          <table:table-cell office:value-type="string" calcext:value-type="string">
            <text:p>Beyond Translation Memories: New Tools for Translators Workshop</text:p>
          </table:table-cell>
          <table:table-cell/>
        </table:table-row>
        <table:table-row table:style-name="ro1">
          <table:table-cell office:value-type="string" calcext:value-type="string">
            <text:p>A Web Service Enabling Gradable Post-edition of Pre-translations Produced by Existing Translation Tools: Practical Use to Provide High-quality Translation of an Online Encyclopedia</text:p>
          </table:table-cell>
          <table:table-cell office:value-type="string" calcext:value-type="string">
            <text:p>Hervé Blanchon and Christian Boitet and Cong-Phap Huynh</text:p>
          </table:table-cell>
          <table:table-cell office:value-type="string" calcext:value-type="string">
            <text:p>http://www.mt-archive.info/05/MTS-2009-Blanchon.pdf</text:p>
          </table:table-cell>
          <table:table-cell table:number-columns-repeated="2"/>
          <table:table-cell office:value-type="string" calcext:value-type="string">
            <text:p>Beyond Translation Memories: New Tools for Translators Workshop</text:p>
          </table:table-cell>
          <table:table-cell/>
        </table:table-row>
        <table:table-row table:style-name="ro1">
          <table:table-cell office:value-type="string" calcext:value-type="string">
            <text:p>Grounding Translation Tools in Translator’s Activity Data</text:p>
          </table:table-cell>
          <table:table-cell office:value-type="string" calcext:value-type="string">
            <text:p>Michael Carl</text:p>
          </table:table-cell>
          <table:table-cell office:value-type="string" calcext:value-type="string">
            <text:p>http://www.mt-archive.info/05/MTS-2009-Carl.pdf</text:p>
          </table:table-cell>
          <table:table-cell table:number-columns-repeated="2"/>
          <table:table-cell office:value-type="string" calcext:value-type="string">
            <text:p>Beyond Translation Memories: New Tools for Translators Workshop</text:p>
          </table:table-cell>
          <table:table-cell/>
        </table:table-row>
        <table:table-row table:style-name="ro1">
          <table:table-cell office:value-type="string" calcext:value-type="string">
            <text:p>How Translators Use Tools and Resources to Resolve Translation Problems: an Ethnographic Study</text:p>
          </table:table-cell>
          <table:table-cell office:value-type="string" calcext:value-type="string">
            <text:p>Alain Désilets and Christiane Melançon and Geneviève Patenaude and Louise Brunette</text:p>
          </table:table-cell>
          <table:table-cell office:value-type="string" calcext:value-type="string">
            <text:p>http://www.mt-archive.info/05/MTS-2009-Desilets-2.pdf</text:p>
          </table:table-cell>
          <table:table-cell table:number-columns-repeated="2"/>
          <table:table-cell office:value-type="string" calcext:value-type="string">
            <text:p>Beyond Translation Memories: New Tools for Translators Workshop</text:p>
          </table:table-cell>
          <table:table-cell/>
        </table:table-row>
        <table:table-row table:style-name="ro1">
          <table:table-cell office:value-type="string" calcext:value-type="string">
            <text:p>Bitextor: a Free/Open-source Software to Harvest Translation Memories from Multilingual Websites</text:p>
          </table:table-cell>
          <table:table-cell office:value-type="string" calcext:value-type="string">
            <text:p>Miquel Esplà-Gomis</text:p>
          </table:table-cell>
          <table:table-cell office:value-type="string" calcext:value-type="string">
            <text:p>http://www.mt-archive.info/05/MTS-2009-Espla-Gomis.pdf</text:p>
          </table:table-cell>
          <table:table-cell table:number-columns-repeated="2"/>
          <table:table-cell office:value-type="string" calcext:value-type="string">
            <text:p>Beyond Translation Memories: New Tools for Translators Workshop</text:p>
          </table:table-cell>
          <table:table-cell/>
        </table:table-row>
        <table:table-row table:style-name="ro1">
          <table:table-cell office:value-type="string" calcext:value-type="string">
            <text:p>Productivity and Quality in MT Post-editing</text:p>
          </table:table-cell>
          <table:table-cell office:value-type="string" calcext:value-type="string">
            <text:p>Ana Guerberof</text:p>
          </table:table-cell>
          <table:table-cell office:value-type="string" calcext:value-type="string">
            <text:p>http://www.mt-archive.info/05/MTS-2009-Guerberof.pdf</text:p>
          </table:table-cell>
          <table:table-cell table:number-columns-repeated="2"/>
          <table:table-cell office:value-type="string" calcext:value-type="string">
            <text:p>Beyond Translation Memories: New Tools for Translators Workshop</text:p>
          </table:table-cell>
          <table:table-cell/>
        </table:table-row>
        <calcext:conditional-formats>
          <calcext:conditional-format calcext:target-range-address="'2009.btm'.C2:'2009.btm'.C8">
            <calcext:condition calcext:apply-style-name="Sans nom1" calcext:value="formula-is(countif([.C$2:.C$122];[.C2])&gt;1)" calcext:base-cell-address="'2009.btm'.C2"/>
          </calcext:conditional-format>
          <calcext:conditional-format calcext:target-range-address="'2009.btm'.G2:'2009.btm'.G8">
            <calcext:condition calcext:apply-style-name="Sans nom1" calcext:value="formula-is(countif([.G$2:.G$121];[.G2])&gt;1)" calcext:base-cell-address="'2009.btm'.G2"/>
          </calcext:conditional-format>
          <calcext:conditional-format calcext:target-range-address="'2009.btm'.G2:'2009.btm'.G8">
            <calcext:condition calcext:apply-style-name="Warning" calcext:value="=[$'2009.mtsummit'.$C$2]" calcext:base-cell-address="'2009.btm'.G2"/>
          </calcext:conditional-format>
          <calcext:conditional-format calcext:target-range-address="'2009.btm'.C2:'2009.btm'.C8">
            <calcext:condition calcext:apply-style-name="Accent" calcext:value="duplicate" calcext:base-cell-address="'2009.btm'.C2"/>
          </calcext:conditional-format>
          <calcext:conditional-format calcext:target-range-address="'2009.btm'.A2:'2009.btm'.A8">
            <calcext:condition calcext:apply-style-name="Accent" calcext:value="duplicate" calcext:base-cell-address="'2009.btm'.A2"/>
          </calcext:conditional-format>
          <calcext:conditional-format calcext:target-range-address="'2009.btm'.B2:'2009.btm'.B8">
            <calcext:condition calcext:apply-style-name="Accent" calcext:value="duplicate" calcext:base-cell-address="'2009.btm'.B2"/>
          </calcext:conditional-format>
          <calcext:conditional-format calcext:target-range-address="'2009.btm'.A1:'2009.btm'.A1">
            <calcext:condition calcext:apply-style-name="Accent" calcext:value="duplicate" calcext:base-cell-address="'2009.btm'.A1"/>
          </calcext:conditional-format>
          <calcext:conditional-format calcext:target-range-address="'2009.btm'.B1:'2009.btm'.B1">
            <calcext:condition calcext:apply-style-name="Accent" calcext:value="duplicate" calcext:base-cell-address="'2009.btm'.B1"/>
          </calcext:conditional-format>
          <calcext:conditional-format calcext:target-range-address="'2009.btm'.C1:'2009.btm'.C1">
            <calcext:condition calcext:apply-style-name="Sans nom1" calcext:value="formula-is(countif([.C$1:.C$121];[.C1])&gt;1)" calcext:base-cell-address="'2009.btm'.C1"/>
          </calcext:conditional-format>
          <calcext:conditional-format calcext:target-range-address="'2009.btm'.C1:'2009.btm'.C1">
            <calcext:condition calcext:apply-style-name="Accent" calcext:value="duplicate" calcext:base-cell-address="'2009.btm'.C1"/>
          </calcext:conditional-format>
          <calcext:conditional-format calcext:target-range-address="'2009.btm'.G1:'2009.btm'.G1">
            <calcext:condition calcext:apply-style-name="Sans nom1" calcext:value="formula-is(countif([.G$1:.G$120];[#REF!])&gt;1)" calcext:base-cell-address="'2009.btm'.G1"/>
          </calcext:conditional-format>
          <calcext:conditional-format calcext:target-range-address="'2009.btm'.G1:'2009.btm'.G1">
            <calcext:condition calcext:apply-style-name="Warning" calcext:value="=[$'2009.mtsummit'.$C$2]" calcext:base-cell-address="'2009.btm'.G1"/>
          </calcext:conditional-format>
        </calcext:conditional-formats>
      </table:table>
      <table:named-expressions/>
      <table:database-ranges>
        <table:database-range table:name="__Anonymous_Sheet_DB__0" table:target-range-address="'2009.mtsummit'.C1:'2009.mtsummit'.C1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21:22:14.065213567</dc:date>
    <meta:editing-duration>PT3M51S</meta:editing-duration>
    <meta:editing-cycles>1</meta:editing-cycles>
    <meta:document-statistic meta:table-count="4" meta:cell-count="504" meta:object-count="0"/>
    <meta:generator>LibreOffice/6.0.7.3$Linux_X86_64 LibreOffice_project/00m0$Build-3</meta:generator>
  </office:meta>
</office:document-meta>
</file>